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1">
  <office:scripts/>
  <office:font-face-decls>
    <style:font-face style:font-family-generic="swiss" style:font-pitch="variable" style:name="Arial" svg:font-family="Arial"/>
    <style:font-face style:font-family-generic="system" style:font-pitch="variable" style:name="DejaVu Sans" svg:font-family="'DejaVu Sans'"/>
    <style:font-face style:font-family-generic="system" style:font-pitch="variable" style:name="Tahoma" svg:font-family="Tahoma"/>
  </office:font-face-decls>
  <office:automatic-styles>
    <style:style style:family="table-column" style:name="co1">
      <style:table-column-properties fo:break-before="auto" style:column-width="2.267cm"/>
    </style:style>
    <style:style style:family="table-row" style:name="ro1">
      <style:table-row-properties fo:break-before="auto" style:row-height="0.452cm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" style:name="ta_extref">
      <style:table-properties table:display="false"/>
    </style:style>
    <style:style style:family="table-column" style:name="col.notes">
      <style:table-column-properties style:column-width="1cm"/>
    </style:style>
    <style:style style:family="table-column" style:name="col.max">
      <style:table-column-properties style:column-width="1cm"/>
    </style:style>
    <style:style style:family="table-column" style:name="col.heads">
      <style:table-column-properties style:column-width="3cm"/>
    </style:style>
    <style:style style:family="table-column" style:name="col.total">
      <style:table-column-properties style:column-width="1.2cm"/>
    </style:style>
    <style:style style:family="table-column" style:name="col.ASSOC">
      <style:table-column-properties style:column-width="4cm"/>
    </style:style>
    <style:style style:family="table-column" style:name="col.note">
      <style:table-column-properties style:column-width="1.5cm"/>
    </style:style>
    <style:style style:family="table-column" style:name="col.Space">
      <style:table-column-properties style:column-width="4mm"/>
    </style:style>
    <style:style style:family="table-column" style:name="col.X.student.copy">
      <style:table-column-properties style:column-width="1.18cm"/>
    </style:style>
    <style:style style:family="table-column" style:name="col.X.student.key">
      <style:table-column-properties style:column-width="2.06cm"/>
    </style:style>
    <style:style style:family="table-column" style:name="col.X.student.name">
      <style:table-column-properties style:column-width="1.84cm"/>
    </style:style>
    <style:style style:family="table-row" style:name="row.Titles">
      <style:table-row-properties style:row-height="6.02cm" style:use-optimal-row-height="false"/>
    </style:style>
    <style:style style:family="table-row" style:name="row.Head">
      <style:table-row-properties style:row-height="0.5cm" style:use-optimal-row-height="false"/>
    </style:style>
    <style:style style:family="table-column" style:name="col.X.legend">
      <style:table-column-properties style:column-width="6cm"/>
    </style:style>
  </office:automatic-styles>
  <office:body>
    <office:spreadsheet>
      <table:table table:name="Marks" table:print="false" table:style-name="ta1">
        <office:forms form:apply-design-mode="false" form:automatic-focus="false"/>
        <table:table-column table:default-cell-style-name="Default" table:style-name="col.X.student.copy"/>
        <table:table-column table:default-cell-style-name="Default" table:style-name="col.X.student.key"/>
        <table:table-column table:default-cell-style-name="Default" table:style-name="col.X.student.name"/>
        <table:table-column table:default-cell-style-name="Default" table:style-name="co1"/>
        <table:table-column table:default-cell-style-name="Default" table:style-name="co1"/>
        <table:table-column table:default-cell-style-name="Default" table:style-name="co1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1"/>
        <table:table-row table:style-name="row.Hea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w.Titles">
          <table:table-cell office:value-type="string" table:style-name="Entete">
            <text:p text:style-name="Standard">Exam</text:p>
          </table:table-cell>
          <table:table-cell office:value-type="string" table:style-name="Entete">
            <text:p text:style-name="Standard">A:code</text:p>
          </table:table-cell>
          <table:table-cell office:value-type="string" table:style-name="Entete">
            <text:p text:style-name="Standard">Name</text:p>
          </table:table-cell>
          <table:table-cell office:value-type="string" table:style-name="Entete">
            <text:p text:style-name="Standard">note</text:p>
          </table:table-cell>
          <table:table-cell office:value-type="string" table:style-name="Entete">
            <text:p text:style-name="Standard">total</text:p>
          </table:table-cell>
          <table:table-cell office:value-type="string" table:style-name="Entete">
            <text:p text:style-name="Standard">max</text:p>
          </table:table-cell>
          <table:table-cell office:value-type="string" table:style-name="EnteteVertical">
            <text:p text:style-name="Standard">open-ExamExample1</text:p>
          </table:table-cell>
          <table:table-cell office:value-type="string" table:style-name="EnteteVertical">
            <text:p text:style-name="Standard">q AExamExample1-a-I1</text:p>
          </table:table-cell>
          <table:table-cell office:value-type="string" table:style-name="EnteteVertical">
            <text:p text:style-name="Standard">q BExamExample1-b-pfRL</text:p>
          </table:table-cell>
          <table:table-cell office:value-type="string" table:style-name="EnteteVertical">
            <text:p text:style-name="Standard">q CExamExample1-b-Qs</text:p>
          </table:table-cell>
          <table:table-cell office:value-type="string" table:style-name="EnteteVertical">
            <text:p text:style-name="Standard">q CExamExample1-c-pfSource</text:p>
          </table:table-cell>
          <table:table-cell office:value-type="string" table:style-name="EnteteIndic">
            <text:p text:style-name="Standard">AMCid</text:p>
          </table:table-cell>
        </table:table-row>
        <table:table-row table:style-name="ro1">
          <table:table-cell/>
          <table:table-cell/>
          <table:table-cell/>
          <table:table-cell office:value="10" office:value-type="float" table:style-name="NoteF">
            <text:p text:style-name="Standard">10</text:p>
          </table:table-cell>
          <table:table-cell office:value-type="string" table:number-columns-spanned="2" table:number-rows-spanned="1" table:style-name="General">
            <text:p text:style-name="Standard">max</text:p>
          </table:table-cell>
          <table:covered-table-cell/>
          <table:table-cell office:value="3" office:value-type="float" table:style-name="NoteQ">
            <text:p text:style-name="Standard">3</text:p>
          </table:table-cell>
          <table:table-cell office:value="2" office:value-type="float" table:style-name="NoteQ">
            <text:p text:style-name="Standard">2</text:p>
          </table:table-cell>
          <table:table-cell office:value="2" office:value-type="float" table:style-name="NoteQ">
            <text:p text:style-name="Standard">2</text:p>
          </table:table-cell>
          <table:table-cell office:value="3" office:value-type="float" table:style-name="NoteQ">
            <text:p text:style-name="Standard">3</text:p>
          </table:table-cell>
          <table:table-cell office:value="3" office:value-type="float" table:style-name="NoteQ">
            <text:p text:style-name="Standard">3</text:p>
          </table:table-cell>
          <table:table-cell/>
        </table:table-row>
        <table:table-row table:style-name="ro1">
          <table:table-cell/>
          <table:table-cell/>
          <table:table-cell/>
          <table:table-cell table:formula="oooc:=AVERAGE([.D6:.D10])" table:style-name="NoteF"/>
          <table:table-cell office:value-type="string" table:number-columns-spanned="2" table:number-rows-spanned="1" table:style-name="General">
            <text:p text:style-name="Standard">mean</text:p>
          </table:table-cell>
          <table:covered-table-cell/>
          <table:table-cell table:formula="oooc:=AVERAGE([.G6:.G10])/[.G4]" table:style-name="Qpc"/>
          <table:table-cell table:formula="oooc:=AVERAGE([.H6:.H10])/[.H4]" table:style-name="Qpc"/>
          <table:table-cell table:formula="oooc:=AVERAGE([.I6:.I10])/[.I4]" table:style-name="Qpc"/>
          <table:table-cell table:formula="oooc:=AVERAGE([.J7];[.J9])/[.J4]" table:style-name="Qpc"/>
          <table:table-cell table:formula="oooc:=AVERAGE([.K6];[.K8];[.K10])/[.K4]" table:style-name="Qpc"/>
          <table:table-cell/>
        </table:table-row>
        <table:table-row table:style-name="ro1">
          <table:table-cell office:value-type="string" table:style-name="NumCopie">
            <text:p text:style-name="Standard">1</text:p>
          </table:table-cell>
          <table:table-cell office:value-type="string" table:style-name="CodeA">
            <text:p text:style-name="Standard">24703258</text:p>
          </table:table-cell>
          <table:table-cell office:value-type="string" table:style-name="General">
            <text:p text:style-name="Standard">Abc Xyz</text:p>
          </table:table-cell>
          <table:table-cell office:value-type="float" table:formula="oooc:=IF([.$D$4]&gt;0;MIN([.$D$4];ROUNDDOWN([.E6]/[.F6]*[.$D$4]/0.01)*0.01);ROUNDDOWN([.E6]/0.01)*0.01)" table:style-name="NoteF"/>
          <table:table-cell office:value-type="float" table:formula="oooc:=SUM([.G6:.I6];[.K6])" table:style-name="NoteQ"/>
          <table:table-cell office:value="10" office:value-type="float" table:style-name="NoteQ">
            <text:p text:style-name="Standard">10</text:p>
          </table:table-cell>
          <table:table-cell office:value="2" office:value-type="float" table:style-name="NoteQ">
            <text:p text:style-name="Standard">2</text:p>
          </table:table-cell>
          <table:table-cell office:value="0" office:value-type="float" table:style-name="NoteQ">
            <text:p text:style-name="Standard">0</text:p>
          </table:table-cell>
          <table:table-cell office:value="2" office:value-type="float" table:style-name="NoteQ">
            <text:p text:style-name="Standard">2</text:p>
          </table:table-cell>
          <table:table-cell office:value-type="float" table:style-name="NoteX"/>
          <table:table-cell office:value="2" office:value-type="float" table:style-name="NoteQ">
            <text:p text:style-name="Standard">2</text:p>
          </table:table-cell>
          <table:table-cell office:value-type="string" table:style-name="CodeV">
            <text:p text:style-name="Standard">2470258</text:p>
          </table:table-cell>
        </table:table-row>
        <table:table-row table:style-name="ro1">
          <table:table-cell office:value-type="string" table:style-name="NumCopie">
            <text:p text:style-name="Standard">2</text:p>
          </table:table-cell>
          <table:table-cell office:value-type="string" table:style-name="CodeA">
            <text:p text:style-name="Standard">33702561</text:p>
          </table:table-cell>
          <table:table-cell office:value-type="string" table:style-name="General">
            <text:p text:style-name="Standard">Flower</text:p>
          </table:table-cell>
          <table:table-cell office:value-type="float" table:formula="oooc:=IF([.$D$4]&gt;0;MIN([.$D$4];ROUNDDOWN([.E7]/[.F7]*[.$D$4]/0.01)*0.01);ROUNDDOWN([.E7]/0.01)*0.01)" table:style-name="NoteF"/>
          <table:table-cell office:value-type="float" table:formula="oooc:=SUM([.G7:.J7])" table:style-name="NoteQ"/>
          <table:table-cell office:value="10" office:value-type="float" table:style-name="NoteQ">
            <text:p text:style-name="Standard">10</text:p>
          </table:table-cell>
          <table:table-cell office:value="2" office:value-type="float" table:style-name="NoteQ">
            <text:p text:style-name="Standard">2</text:p>
          </table:table-cell>
          <table:table-cell office:value="2" office:value-type="float" table:style-name="NoteQ">
            <text:p text:style-name="Standard">2</text:p>
          </table:table-cell>
          <table:table-cell office:value="0" office:value-type="float" table:style-name="NoteQ">
            <text:p text:style-name="Standard">0</text:p>
          </table:table-cell>
          <table:table-cell office:value="3" office:value-type="float" table:style-name="NoteQ">
            <text:p text:style-name="Standard">3</text:p>
          </table:table-cell>
          <table:table-cell office:value-type="float" table:style-name="NoteX"/>
          <table:table-cell office:value-type="string" table:style-name="CodeV">
            <text:p text:style-name="Standard">44702561</text:p>
          </table:table-cell>
        </table:table-row>
        <table:table-row table:style-name="ro1">
          <table:table-cell office:value-type="string" table:style-name="NumCopie">
            <text:p text:style-name="Standard">3</text:p>
          </table:table-cell>
          <table:table-cell office:value-type="string" table:style-name="CodeA">
            <text:p text:style-name="Standard">85197203</text:p>
          </table:table-cell>
          <table:table-cell office:value-type="string" table:style-name="General">
            <text:p text:style-name="Standard">Ooo</text:p>
          </table:table-cell>
          <table:table-cell office:value-type="float" table:formula="oooc:=IF([.$D$4]&gt;0;MIN([.$D$4];ROUNDDOWN([.E8]/[.F8]*[.$D$4]/0.01)*0.01);ROUNDDOWN([.E8]/0.01)*0.01)" table:style-name="NoteF"/>
          <table:table-cell office:value-type="float" table:formula="oooc:=SUM([.G8:.I8];[.K8])" table:style-name="NoteQ"/>
          <table:table-cell office:value="10" office:value-type="float" table:style-name="NoteQ">
            <text:p text:style-name="Standard">10</text:p>
          </table:table-cell>
          <table:table-cell office:value="3" office:value-type="float" table:style-name="NoteQ">
            <text:p text:style-name="Standard">3</text:p>
          </table:table-cell>
          <table:table-cell office:value="2" office:value-type="float" table:style-name="NoteQ">
            <text:p text:style-name="Standard">2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string" table:style-name="CodeV">
            <text:p text:style-name="Standard">8517203</text:p>
          </table:table-cell>
        </table:table-row>
        <table:table-row table:style-name="ro1">
          <table:table-cell office:value-type="string" table:style-name="NumCopie">
            <text:p text:style-name="Standard">4</text:p>
          </table:table-cell>
          <table:table-cell office:value-type="string" table:style-name="CodeA">
            <text:p text:style-name="Standard">26995313</text:p>
          </table:table-cell>
          <table:table-cell office:value-type="string" table:style-name="General">
            <text:p text:style-name="Standard">Mmq</text:p>
          </table:table-cell>
          <table:table-cell office:value-type="float" table:formula="oooc:=IF([.$D$4]&gt;0;MIN([.$D$4];ROUNDDOWN([.E9]/[.F9]*[.$D$4]/0.01)*0.01);ROUNDDOWN([.E9]/0.01)*0.01)" table:style-name="NoteF"/>
          <table:table-cell office:value-type="float" table:formula="oooc:=SUM([.G9:.J9])" table:style-name="NoteQ"/>
          <table:table-cell office:value="10" office:value-type="float" table:style-name="NoteQ">
            <text:p text:style-name="Standard">10</text:p>
          </table:table-cell>
          <table:table-cell office:value="1" office:value-type="float" table:style-name="NoteQ">
            <text:p text:style-name="Standard">1</text:p>
          </table:table-cell>
          <table:table-cell office:value="1.5" office:value-type="float" table:style-name="NoteQ">
            <text:p text:style-name="Standard">1.5</text:p>
          </table:table-cell>
          <table:table-cell office:value="2" office:value-type="float" table:style-name="NoteQ">
            <text:p text:style-name="Standard">2</text:p>
          </table:table-cell>
          <table:table-cell office:value="2" office:value-type="float" table:style-name="NoteQ">
            <text:p text:style-name="Standard">2</text:p>
          </table:table-cell>
          <table:table-cell office:value-type="float" table:style-name="NoteX"/>
          <table:table-cell office:value-type="string" table:style-name="CodeV">
            <text:p text:style-name="Standard">26995313</text:p>
          </table:table-cell>
        </table:table-row>
        <table:table-row table:style-name="ro1">
          <table:table-cell office:value-type="string" table:style-name="NumCopie">
            <text:p text:style-name="Standard">5</text:p>
          </table:table-cell>
          <table:table-cell office:value-type="string" table:style-name="CodeA">
            <text:p text:style-name="Standard">53720584</text:p>
          </table:table-cell>
          <table:table-cell office:value-type="string" table:style-name="General">
            <text:p text:style-name="Standard">Uuu</text:p>
          </table:table-cell>
          <table:table-cell office:value-type="float" table:formula="oooc:=IF([.$D$4]&gt;0;MIN([.$D$4];ROUNDDOWN([.E10]/[.F10]*[.$D$4]/0.01)*0.01);ROUNDDOWN([.E10]/0.01)*0.01)" table:style-name="NoteF"/>
          <table:table-cell office:value-type="float" table:formula="oooc:=SUM([.G10:.I10];[.K10])" table:style-name="NoteQ"/>
          <table:table-cell office:value="10" office:value-type="float" table:style-name="NoteQ">
            <text:p text:style-name="Standard">10</text:p>
          </table:table-cell>
          <table:table-cell office:value="2.5" office:value-type="float" table:style-name="NoteQ">
            <text:p text:style-name="Standard">2.5</text:p>
          </table:table-cell>
          <table:table-cell office:value="2" office:value-type="float" table:style-name="NoteQ">
            <text:p text:style-name="Standard">2</text:p>
          </table:table-cell>
          <table:table-cell office:value="2" office:value-type="float" table:style-name="NoteQ">
            <text:p text:style-name="Standard">2</text:p>
          </table:table-cell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string" table:style-name="CodeV">
            <text:p text:style-name="Standard">63720584</text:p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Legend" table:style-name="Legend">
        <table:table-column/>
        <table:table-column table:style-name="col.X.legend"/>
        <table:table-row>
          <table:table-cell office:value-type="string" table:number-columns-spanned="2" table:number-rows-spanned="1" table:style-name="Titre">
            <text:p text:style-name="Standard">Legend</text:p>
          </table:table-cell>
          <table:covered-table-cell office:value-type="string"/>
        </table:table-row>
        <table:table-row>
          <table:table-cell office:value-type="string"/>
          <table:table-cell office:value-type="string"/>
        </table:table-row>
        <table:table-row>
          <table:table-cell office:value-type="string" table:style-name="NoteX"/>
          <table:table-cell office:value-type="string">
            <text:p text:style-name="Standard">Non applicable</text:p>
          </table:table-cell>
        </table:table-row>
        <table:table-row>
          <table:table-cell office:value-type="string" table:style-name="NoteV"/>
          <table:table-cell office:value-type="string">
            <text:p text:style-name="Standard">No answer</text:p>
          </table:table-cell>
        </table:table-row>
        <table:table-row>
          <table:table-cell office:value-type="string" table:style-name="NoteC"/>
          <table:table-cell office:value-type="string">
            <text:p text:style-name="Standard">Cancelled</text:p>
          </table:table-cell>
        </table:table-row>
        <table:table-row>
          <table:table-cell office:value-type="string" table:style-name="NoteE"/>
          <table:table-cell office:value-type="string">
            <text:p text:style-name="Standard">Invalid answer</text:p>
          </table:table-cell>
        </table:table-row>
        <table:table-row>
          <table:table-cell office:value-type="string" table:style-name="CodeV"/>
          <table:table-cell office:value-type="string">
            <text:p text:style-name="Standard">Indicative</text:p>
          </table:table-cell>
        </table:table-row>
        <table:table-row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1">
  <office:font-face-decls>
    <style:font-face style:font-family-generic="swiss" style:font-pitch="variable" style:name="Arial" svg:font-family="Arial"/>
    <style:font-face style:font-family-generic="system" style:font-pitch="variable" style:name="DejaVu Sans" svg:font-family="'DejaVu Sans'"/>
    <style:font-face style:font-family-generic="system" style:font-pitch="variable" style:name="Tahoma" svg:font-family="Tahoma"/>
  </office:font-face-decls>
  <office:styles>
    <style:default-style style:family="table-cell">
      <style:table-cell-properties style:decimal-places="2"/>
      <style:paragraph-properties style:tab-stop-distance="1.25cm"/>
      <style:text-properties fo:country="FR" fo:language="fr" style:country-asian="none" style:country-complex="none" style:font-name="Arial" style:font-name-asian="DejaVu Sans" style:font-name-complex="Tahoma" style:language-asian="zxx" style:language-complex="zxx"/>
    </style:default-style>
    <number:number-style style:name="N0">
      <number:number number:min-integer-digits="1"/>
    </number:number-style>
    <number:currency-style style:name="N108P0" style:volatile="true">
      <number:number number:decimal-places="2" number:grouping="true" number:min-integer-digits="1"/>
      <number:text> </number:text>
      <number:currency-symbol number:country="FR" number:language="fr">€</number:currency-symbol>
    </number:currency-style>
    <number:currency-style style:name="N108">
      <style:text-properties fo:color="#ff0000"/>
      <number:text>-</number:text>
      <number:number number:decimal-places="2" number:grouping="true" number:min-integer-digits="1"/>
      <number:text> </number:text>
      <number:currency-symbol number:country="FR" number:language="fr">€</number:currency-symbol>
      <style:map style:apply-style-name="N108P0" style:condition="value()&gt;=0"/>
    </number:currency-style>
    <number:currency-style style:name="N106P0" style:volatile="true">
      <number:number number:decimal-places="2" number:grouping="true" number:min-integer-digits="1"/>
      <number:text> </number:text>
      <number:currency-symbol number:country="FR" number:language="fr">€</number:currency-symbol>
    </number:currency-style>
    <number:currency-style style:name="N106">
      <style:text-properties fo:color="#ff0000"/>
      <number:text>-</number:text>
      <number:number number:decimal-places="2" number:grouping="true" number:min-integer-digits="1"/>
      <number:text> </number:text>
      <number:currency-symbol number:country="FR" number:language="fr">€</number:currency-symbol>
      <style:map style:apply-style-name="N106P0" style:condition="value()&gt;=0"/>
    </number:currency-style>
    <style:style style:family="table-cell" style:name="Default"/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8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  <number:number-style style:family="data-style" style:name="DeuxDecimales">
      <number:number number:decimal-places="2" number:decimal-replacement="" number:grouping="true" number:min-integer-digits="1"/>
    </number:number-style>
    <number:percentage-style style:name="Percentage">
      <number:number number:decimal-places="0" number:min-integer-digits="1"/>
      <number:text>%</number:text>
    </number:percentage-style>
    <number:number-style style:family="data-style" style:name="NombreVide">
      <number:number number:decimal-places="0" number:decimal-replacement="" number:grouping="true" number:min-integer-digits="0"/>
    </number:number-style>
    <number:number-style style:family="data-style" style:name="num.Note">
      <number:number number:decimal-places="2" number:grouping="true" number:min-integer-digits="1"/>
    </number:number-style>
    <style:style style:family="table-cell" style:name="Tableau" style:parent-style-name="Default">
      <style:table-cell-properties fo:border="0.039cm solid #000000"/>
    </style:style>
    <style:style style:data-style-name="Percentage" style:family="table-cell" style:name="General" style:parent-style-name="Tableau">
      <style:paragraph-properties fo:margin-left="0.1cm" fo:text-align="start"/>
    </style:style>
    <style:style style:data-style-name="Percentage" style:family="table-cell" style:name="Qpc" style:parent-style-name="Tableau">
      <style:paragraph-properties fo:text-align="center"/>
    </style:style>
    <style:style style:family="table-cell" style:name="QpcGS" style:parent-style-name="Qpc">
      <style:table-cell-properties fo:background-color="#c4eeba"/>
    </style:style>
    <style:style style:family="table-cell" style:name="StatsQName" style:parent-style-name="Tableau">
      <style:paragraph-properties fo:text-align="center"/>
      <style:text-properties fo:font-size="14pt" fo:font-weight="bold"/>
    </style:style>
    <style:style style:family="table-cell" style:name="StatsQNameS" style:parent-style-name="StatsQName">
      <style:table-cell-properties fo:background-color="#c4ddff"/>
    </style:style>
    <style:style style:family="table-cell" style:name="StatsQNameM" style:parent-style-name="StatsQName">
      <style:table-cell-properties fo:background-color="#f5c4ff"/>
    </style:style>
    <style:style style:family="table-cell" style:name="StatsQNameI" style:parent-style-name="StatsQName">
      <style:table-cell-properties fo:background-color="#e6e6ff"/>
    </style:style>
    <style:style style:family="table-cell" style:name="statCol" style:parent-style-name="Tableau">
      <style:paragraph-properties fo:text-align="center"/>
      <style:text-properties fo:font-weight="bold"/>
    </style:style>
    <style:style style:family="table-cell" style:name="qidW" style:parent-style-name="General">
      <style:table-cell-properties fo:background-color="#ffc8a0"/>
    </style:style>
    <style:style style:family="table-cell" style:name="qidC" style:parent-style-name="General">
      <style:table-cell-properties fo:background-color="#c9ffd1"/>
    </style:style>
    <style:style style:family="table-cell" style:name="qidX" style:parent-style-name="General">
      <style:table-cell-properties fo:background-color="#e2e2e2"/>
    </style:style>
    <style:style style:family="table-cell" style:name="qidI" style:parent-style-name="General">
      <style:table-cell-properties fo:background-color="#ffbaba"/>
    </style:style>
    <style:style style:family="table-cell" style:name="qidE" style:parent-style-name="General">
      <style:table-cell-properties fo:background-color="#ffff99"/>
    </style:style>
    <style:style style:family="table-cell" style:name="NoteQbase" style:parent-style-name="Tableau">
      <style:paragraph-properties fo:text-align="center"/>
    </style:style>
    <style:style style:data-style-name="DeuxDecimales" style:family="table-cell" style:name="NoteQ" style:parent-style-name="NoteQbase"/>
    <style:style style:data-style-name="Percentage" style:family="table-cell" style:name="NoteQ" style:parent-style-name="NoteQbase"/>
    <style:style style:data-style-name="NombreVide" style:family="table-cell" style:name="NoteV" style:parent-style-name="NoteQ">
      <style:table-cell-properties fo:background-color="#ffff99"/>
    </style:style>
    <style:style style:data-style-name="NombreVide" style:family="table-cell" style:name="NoteC" style:parent-style-name="NoteQ">
      <style:table-cell-properties fo:background-color="#b1e3e9"/>
    </style:style>
    <style:style style:data-style-name="NombreVide" style:family="table-cell" style:name="NoteE" style:parent-style-name="NoteQ">
      <style:table-cell-properties fo:background-color="#ffbaba"/>
    </style:style>
    <style:style style:data-style-name="DeuxDecimales" style:family="table-cell" style:name="NoteGS" style:parent-style-name="NoteQbase">
      <style:table-cell-properties fo:background-color="#c4eeba"/>
    </style:style>
    <style:style style:data-style-name="Percentage" style:family="table-cell" style:name="NoteGSp" style:parent-style-name="NoteQbase">
      <style:table-cell-properties fo:background-color="#c4eeba"/>
    </style:style>
    <style:style style:family="table-cell" style:name="NoteGSx" style:parent-style-name="NoteGSp">
      <style:text-properties fo:font-size="6pt"/>
    </style:style>
    <style:style style:data-style-name="NombreVide" style:family="table-cell" style:name="NoteX" style:parent-style-name="Tableau">
      <style:paragraph-properties fo:text-align="center"/>
      <style:table-cell-properties fo:background-color="#b3b3b3"/>
    </style:style>
    <style:style style:family="table-cell" style:name="CodeV" style:parent-style-name="Tableau">
      <style:paragraph-properties fo:text-align="center"/>
      <style:table-cell-properties fo:background-color="#e6e6ff"/>
    </style:style>
    <style:style style:family="table-cell" style:name="CodeA" style:parent-style-name="Tableau">
      <style:paragraph-properties fo:text-align="center"/>
      <style:table-cell-properties fo:background-color="#ffddc4"/>
    </style:style>
    <style:style style:data-style-name="num.Note" style:family="table-cell" style:name="NoteF" style:parent-style-name="Tableau">
      <style:paragraph-properties fo:text-align="right"/>
      <style:table-cell-properties fo:padding-right="0.2cm"/>
    </style:style>
    <style:style style:family="table-cell" style:name="Titre" style:parent-style-name="Default">
      <style:text-properties fo:font-size="16pt" fo:font-weight="bold"/>
    </style:style>
    <style:style style:family="table-cell" style:name="NumCopie" style:parent-style-name="Tableau">
      <style:paragraph-properties fo:text-align="center"/>
    </style:style>
    <style:style style:family="table-cell" style:name="Entete" style:parent-style-name="Default">
      <style:table-cell-properties fo:border="0.039cm solid #000000" fo:padding="1mm" style:horizontal-align="middle" style:vertical-align="bottom"/>
      <style:text-properties fo:font-weight="bold"/>
      <style:paragraph-properties fo:text-align="center"/>
    </style:style>
    <style:style style:family="table-cell" style:name="EnteteVertical" style:parent-style-name="Entete">
      <style:table-cell-properties style:rotation-angle="90"/>
    </style:style>
    <style:style style:family="table-cell" style:name="EnteteIndic" style:parent-style-name="EnteteVertical">
      <style:table-cell-properties fo:background-color="#e6e6ff"/>
    </style:style>
    <style:style style:family="table-cell" style:name="EnteteGS" style:parent-style-name="EnteteVertical">
      <style:table-cell-properties fo:background-color="#c4eeba"/>
    </style:style>
  </office:styles>
  <office:automatic-styles>
    <style:page-layout style:name="Mpm1">
      <style:page-layout-properties style:writing-mode="lr-tb"/>
      <style:header-style>
        <style:header-footer-properties fo:margin-bottom="0.25cm" fo:margin-left="0cm" fo:margin-right="0cm" fo:min-height="0.751cm"/>
      </style:header-style>
      <style:footer-style>
        <style:header-footer-properties fo:margin-left="0cm" fo:margin-right="0cm" fo:margin-top="0.25cm" fo:min-height="0.751cm"/>
      </style:footer-style>
    </style:page-layout>
    <style:page-layout style:name="Mpm2">
      <style:page-layout-properties style:writing-mode="lr-tb"/>
      <style:header-style>
        <style:header-footer-properties fo:background-color="#c0c0c0" fo:border="0.088cm solid #000000" fo:margin-bottom="0.25cm" fo:margin-left="0cm" fo:margin-right="0cm" fo:min-height="0.751cm" fo:padding="0.018cm">
          <style:background-image/>
        </style:header-footer-properties>
      </style:header-style>
      <style:footer-style>
        <style:header-footer-properties fo:background-color="#c0c0c0" fo:border="0.088cm solid #000000" fo:margin-left="0cm" fo:margin-right="0cm" fo:margin-top="0.25cm" fo:min-height="0.751cm" fo:padding="0.018cm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5">05/01/2010</text:date>, <text:time>19:0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 office:version="1.1">
  <office:meta>
    <meta:generator>OpenOffice.org/3.1$Unix OpenOffice.org_project/310m19$Build-9420</meta:generator>
    <dc:title/>
    <dc:subject/>
    <meta:initial-creator>milana</meta:initial-creator>
    <meta:creation-date>2018-11-08T07:51:28</meta:creation-date>
    <dc:creator>milana</dc:creator>
    <dc:date>2018-11-08T07:51:28</dc:date>
    <meta:editing-cycles>1</meta:editing-cycles>
    <meta:editing-duration>PT00H00M00S</meta:editing-duration>
    <meta:document-statistic meta:cell-count="0" meta:object-count="0" meta:table-count="1"/>
  </office:meta>
</office:document-meta>
</file>